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Uth</text:p>
          </table:table-cell>
          <table:table-cell office:value-type="float" office:value="1.38" calcext:value-type="float">
            <text:p>1,38</text:p>
          </table:table-cell>
        </table:table-row>
        <table:table-row table:style-name="ro1">
          <table:table-cell office:value-type="string" calcext:value-type="string">
            <text:p>Ith</text:p>
          </table:table-cell>
          <table:table-cell office:value-type="float" office:value="0.000606" calcext:value-type="float">
            <text:p>0,00060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f</text:p>
          </table:table-cell>
          <table:table-cell office:value-type="float" office:value="7.9" calcext:value-type="float">
            <text:p>7,9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string" calcext:value-type="string">
            <text:p>Подбираем значения, пока значение будет близко к 1,38</text:p>
          </table:table-cell>
          <table:table-cell/>
        </table:table-row>
        <table:table-row table:style-name="ro1">
          <table:table-cell office:value-type="string" calcext:value-type="string">
            <text:p>Uth</text:p>
          </table:table-cell>
          <table:table-cell table:formula="of:=([.B6] - [.B4]*[.B8])/(1+[.B8]/[.B7])" office:value-type="float" office:value="1.36169565217391" calcext:value-type="float">
            <text:p>1,36169565217391</text:p>
          </table:table-cell>
        </table:table-row>
        <table:table-row table:style-name="ro1">
          <table:table-cell office:value-type="string" calcext:value-type="string">
            <text:p>I1</text:p>
          </table:table-cell>
          <table:table-cell table:formula="of:=[.B10]/[.B7]" office:value-type="float" office:value="0.00181559420289855" calcext:value-type="float">
            <text:p>0,00181559420289855</text:p>
          </table:table-cell>
        </table:table-row>
        <table:table-row table:style-name="ro1">
          <table:table-cell office:value-type="string" calcext:value-type="string">
            <text:p>I2</text:p>
          </table:table-cell>
          <table:table-cell table:formula="of:=[.B11]+[.B4]" office:value-type="float" office:value="0.00242159420289855" calcext:value-type="float">
            <text:p>0,002421594202898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6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6T10:15:06.244596414</meta:creation-date>
    <meta:generator>LibreOffice/24.2.7.2$Linux_X86_64 LibreOffice_project/420$Build-2</meta:generator>
    <dc:date>2025-04-26T13:18:54.004224723</dc:date>
    <meta:editing-duration>PT2H53M24S</meta:editing-duration>
    <meta:editing-cycles>3</meta:editing-cycles>
    <meta:document-statistic meta:table-count="1" meta:cell-count="17" meta:object-count="0"/>
  </office:meta>
</office:document-meta>
</file>